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4f7a" officeooo:paragraph-rsid="0011df17"/>
    </style:style>
    <style:style style:name="P2" style:family="paragraph" style:parent-style-name="Standard">
      <style:text-properties style:font-name="Arial" fo:font-size="16pt" officeooo:rsid="00214f7a" officeooo:paragraph-rsid="0011df17" style:font-size-asian="16pt" style:font-size-complex="16pt"/>
    </style:style>
    <style:style style:name="P3" style:family="paragraph" style:parent-style-name="Standard">
      <style:text-properties style:font-name="Arial" fo:font-size="16pt" fo:font-weight="bold" officeooo:rsid="0011df17" officeooo:paragraph-rsid="0011df17" style:font-size-asian="16pt" style:font-weight-asian="bold" style:font-size-complex="16pt" style:font-weight-complex="bold"/>
    </style:style>
    <style:style style:name="P4" style:family="paragraph" style:parent-style-name="Heading_20_1">
      <style:text-properties fo:font-size="16pt" officeooo:rsid="0011df17" officeooo:paragraph-rsid="0011df17" style:font-size-asian="14pt" style:font-size-complex="16pt"/>
    </style:style>
    <style:style style:name="P5" style:family="paragraph" style:parent-style-name="Heading_20_1">
      <style:text-properties officeooo:rsid="0011df17" officeooo:paragraph-rsid="0011df17"/>
    </style:style>
    <style:style style:name="P6" style:family="paragraph" style:parent-style-name="Heading_20_2">
      <style:text-properties fo:font-size="15pt" officeooo:rsid="0011df17" officeooo:paragraph-rsid="0011df17" style:font-size-asian="15pt" style:font-size-complex="15pt"/>
    </style:style>
    <style:style style:name="P7" style:family="paragraph" style:parent-style-name="Heading_20_2">
      <style:text-properties fo:font-size="15pt" officeooo:paragraph-rsid="0011df17" style:font-size-asian="15pt" style:font-size-complex="15pt"/>
    </style:style>
    <style:style style:name="T1" style:family="text">
      <style:text-properties officeooo:rsid="0011df17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1df17" style:font-size-asian="14pt" style:font-size-complex="16pt"/>
    </style:style>
    <style:style style:name="T4" style:family="text">
      <style:text-properties officeooo:rsid="0013a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wanie Procesów Fizycznych – Laboratorium <text:span text:style-name="T1">3 i 4</text:span></text:p>
      <text:p text:style-name="P3">Model Taylora</text:p>
      <text:p text:style-name="P2">Sylwester Macura</text:p>
      <text:p text:style-name="P1"/>
      <text:h text:style-name="P4" text:outline-level="1">Wstęp</text:h>
      <text:h text:style-name="P5" text:outline-level="1"><text:span text:style-name="T2">Model Taylora – metoda jawna</text:span></text:h>
      <text:h text:style-name="P6" text:outline-level="2">Implementacja</text:h>
      <text:h text:style-name="P6" text:outline-level="2">Wynik Metody</text:h>
      <text:h text:style-name="P6" text:outline-level="2">Wriant z samą adwękcją</text:h>
      <text:h text:style-name="P6" text:outline-level="2">Wariant z samą <text:span text:style-name="T4">dyspersją</text:span></text:h>
      <text:h text:style-name="P7" text:outline-level="2"><text:span text:style-name="T1">Graniczny krok czasowy</text:span></text:h>
      <text:h text:style-name="P5" text:outline-level="1"><text:span text:style-name="T2">Model Taylora – metoda niejawna</text:span></text:h>
      <text:h text:style-name="P6" text:outline-level="2">Implementacja</text:h>
      <text:h text:style-name="P6" text:outline-level="2">Wynik Metody</text:h>
      <text:h text:style-name="P6" text:outline-level="2">Wriant z samą adwękcją</text:h>
      <text:h text:style-name="P6" text:outline-level="2">Wariant z samą <text:span text:style-name="T4">dyspersją</text:span></text:h>
      <text:h text:style-name="P7" text:outline-level="2"><text:span text:style-name="T1">Graniczny krok czasowy</text:span></text:h>
      <text:h text:style-name="P5" text:outline-level="1"><text:span text:style-name="T3">P</text:span><text:span text:style-name="T2">równanie Metod</text:span></text:h>
      <text:h text:style-name="P5" text:outline-level="1"><text:span text:style-name="T3">W</text:span><text:span text:style-name="T2">niosk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1S</meta:editing-duration>
    <meta:editing-cycles>4</meta:editing-cycles>
    <meta:generator>LibreOffice/4.4.1.2$Windows_x86 LibreOffice_project/45e2de17089c24a1fa810c8f975a7171ba4cd432</meta:generator>
    <dc:date>2015-04-11T21:53:07.455000000</dc:date>
    <meta:document-statistic meta:table-count="0" meta:image-count="0" meta:object-count="0" meta:page-count="1" meta:paragraph-count="18" meta:word-count="66" meta:character-count="393" meta:non-whitespace-character-count="357"/>
    <meta:user-defined meta:name="Info 1"/>
    <meta:user-defined meta:name="Info 2"/>
    <meta:user-defined meta:name="Info 3"/>
    <meta:user-defined meta:name="Info 4"/>
  </office:meta>
</office:document-meta>
</file>